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antarell Thin" svg:font-family="'Cantarell Thin'" style:font-pitch="variable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1" svg:font-family="Carlito" style:font-family-generic="swiss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dd85d" officeooo:paragraph-rsid="001dd85d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24pt" officeooo:rsid="001dd85d" officeooo:paragraph-rsid="001dd85d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Carlito1" fo:font-size="11pt" style:font-size-asian="11pt" style:font-size-complex="11pt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Carlito1" fo:font-size="11pt" officeooo:rsid="0021f5be" officeooo:paragraph-rsid="0021f5be" style:font-size-asian="11pt" style:font-size-complex="11pt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Carlito1" fo:font-size="11pt" fo:font-weight="normal" officeooo:rsid="0021f5be" officeooo:paragraph-rsid="0021f5be" style:font-size-asian="11pt" style:font-weight-asian="normal" style:font-size-complex="11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Carlito1" fo:font-size="11pt" fo:font-weight="bold" officeooo:rsid="0021f5be" officeooo:paragraph-rsid="0021f5be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rlito1" fo:font-size="11pt" fo:font-style="italic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Carlito1" fo:font-size="16pt" officeooo:rsid="001f7ade" officeooo:paragraph-rsid="001f7ade" style:font-size-asian="14pt" style:font-size-complex="16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Carlito1" fo:font-size="13pt" officeooo:rsid="001dd85d" officeooo:paragraph-rsid="001dd85d" style:font-size-asian="13pt" style:font-size-complex="13pt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Carlito1" fo:font-size="13pt" officeooo:rsid="001f7ade" officeooo:paragraph-rsid="001f7ade" style:font-size-asian="11.3500003814697pt" style:font-size-complex="13pt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Carlito1" fo:font-size="13pt" officeooo:rsid="0020c7ce" officeooo:paragraph-rsid="0020c7ce" style:font-size-asian="11.3500003814697pt" style:font-size-complex="13pt"/>
    </style:style>
    <style:style style:name="P12" style:family="paragraph" style:parent-style-name="Standard">
      <style:paragraph-properties fo:text-align="start" style:justify-single-word="false"/>
      <style:text-properties style:font-name="Carlito1" fo:font-size="13pt" fo:font-weight="bold" officeooo:rsid="0021f5be" officeooo:paragraph-rsid="0021f5be" style:font-size-asian="13pt" style:font-weight-asian="bold" style:font-size-complex="13pt" style:font-weight-complex="bold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Carlito1" fo:font-size="13pt" fo:font-weight="bold" officeooo:rsid="0021f5be" officeooo:paragraph-rsid="0021f5be" style:font-size-asian="11.3500003814697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 fo:break-before="page"/>
      <style:text-properties fo:font-size="16pt" fo:font-weight="bold" officeooo:rsid="001dd85d" officeooo:paragraph-rsid="001dd85d" style:font-size-asian="14pt" style:font-weight-asian="bold" style:font-size-complex="16pt" style:font-weight-complex="bold"/>
    </style:style>
    <style:style style:name="P15" style:family="paragraph" style:parent-style-name="Standard" style:list-style-name="L2">
      <style:paragraph-properties fo:text-align="start" style:justify-single-word="false" fo:break-before="page"/>
      <style:text-properties style:font-name="Carlito1" fo:font-size="11pt" officeooo:rsid="0021f5be" officeooo:paragraph-rsid="0021f5be" style:font-size-asian="11pt" style:font-size-complex="11pt"/>
    </style:style>
    <style:style style:name="P16" style:family="paragraph" style:parent-style-name="Standard">
      <style:paragraph-properties fo:text-align="start" style:justify-single-word="false" fo:break-before="page"/>
      <style:text-properties style:font-name="Carlito1" fo:font-size="16pt" fo:font-weight="bold" officeooo:rsid="001f7ade" officeooo:paragraph-rsid="001f7ade" style:font-size-asian="14pt" style:font-weight-asian="bold" style:font-size-complex="16pt" style:font-weight-complex="bold"/>
    </style:style>
    <style:style style:name="P1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3pt" officeooo:rsid="001dd85d" officeooo:paragraph-rsid="001dd85d" style:font-size-asian="11.3500003814697pt" style:font-size-complex="13pt"/>
    </style:style>
    <style:style style:name="P1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3pt" officeooo:paragraph-rsid="001dd85d" style:font-size-asian="13pt" style:font-size-complex="13pt"/>
    </style:style>
    <style:style style:name="P19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style:font-name="Cantarell Thin" fo:font-size="13pt" officeooo:rsid="001dd85d" officeooo:paragraph-rsid="001dd85d" style:font-size-asian="11.3500003814697pt" style:font-size-complex="13pt"/>
    </style:style>
    <style:style style:name="P2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rlito1" fo:font-size="11pt" fo:font-weight="normal" officeooo:rsid="0021f5be" officeooo:paragraph-rsid="0021f5be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rlito1" fo:font-size="13pt" officeooo:rsid="001dd85d" officeooo:paragraph-rsid="001dd85d" style:font-size-asian="13pt" style:font-size-complex="13pt"/>
    </style:style>
    <style:style style:name="P2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rlito1" fo:font-size="13pt" officeooo:rsid="001f7ade" officeooo:paragraph-rsid="001f7ade" style:font-size-asian="11.3500003814697pt" style:font-size-complex="13pt"/>
    </style:style>
    <style:style style:name="P2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rlito1" fo:font-size="16pt" officeooo:rsid="001f7ade" officeooo:paragraph-rsid="001f7ade" style:font-size-asian="14pt" style:font-size-complex="16pt"/>
    </style:style>
    <style:style style:name="P2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1dd85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1f7ade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0c7ce" style:font-weight-asian="normal" style:font-weight-complex="normal"/>
    </style:style>
    <style:style style:name="T11" style:family="text">
      <style:text-properties style:font-name="Carlito1" style:text-underline-style="none" officeooo:rsid="001dd85d"/>
    </style:style>
    <style:style style:name="T12" style:family="text">
      <style:text-properties style:font-name="Carlito1" style:text-underline-style="none" officeooo:rsid="001f7ade"/>
    </style:style>
    <style:style style:name="T13" style:family="text">
      <style:text-properties fo:font-size="13pt" officeooo:rsid="001f7ade" style:font-size-asian="11.3500003814697pt" style:font-size-complex="13pt"/>
    </style:style>
    <style:style style:name="T14" style:family="text">
      <style:text-properties fo:font-size="13pt" style:text-underline-style="none" fo:font-weight="normal" style:font-size-asian="11.3500003814697pt" style:font-weight-asian="normal" style:font-size-complex="13pt" style:font-weight-complex="normal"/>
    </style:style>
    <style:style style:name="T15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16" style:family="text">
      <style:text-properties fo:font-size="13pt" fo:font-style="italic" officeooo:rsid="001f7ade" style:font-size-asian="11.3500003814697pt" style:font-style-asian="italic" style:font-size-complex="13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Filósofos y ProdCons</text:p>
      <text:p text:style-name="P14">ProdCons:</text:p>
      <text:p text:style-name="P17"/>
      <text:p text:style-name="P17">Para poder añadir varios productores y consumidores, primero tenemos que añadir una constante con el número de productores y consumidores, al igual que etiquetas para el uso durante el paso de mensajes.</text:p>
      <text:p text:style-name="P17"/>
      <text:p text:style-name="P17">Una vez añadidas las etiquetas, haremos lo siguiente para cada productor</text:p>
      <text:p text:style-name="P19"/>
      <text:p text:style-name="P7">static int contador = num_prod*porproductor</text:p>
      <text:p text:style-name="P3"/>
      <text:p text:style-name="P24">Donde <text:span text:style-name="T1">porproductor </text:span>es una variable que representa el número de elementos a producir por cada productor (<text:span text:style-name="T1">num_items</text:span>/<text:span text:style-name="T1">nprods</text:span>) y <text:span text:style-name="T1">num_prod</text:span> es el número del productor (desde 0 hasta <text:span text:style-name="T1">nprods</text:span> – 1)<text:span text:style-name="T4">.</text:span></text:p>
      <text:p text:style-name="P21"><text:span text:style-name="T4"/></text:p>
      <text:p text:style-name="P21"><text:span text:style-name="T4">A la hora de mandar el mensaje, especificaremos que se lo estamos mandando al buffer (id_buffer) y que tiene la etiqueta </text:span><text:span text:style-name="T3">etiq_prod</text:span><text:span text:style-name="T4">.</text:span></text:p>
      <text:p text:style-name="P21"><text:span text:style-name="T4"/></text:p>
      <text:p text:style-name="P21"><text:span text:style-name="T4">El consumidor mandará una petición al buffer con la etiqueta </text:span><text:span text:style-name="T3">etiq_cons </text:span><text:span text:style-name="T4">para esperar la recepción del mensaje.</text:span></text:p>
      <text:p text:style-name="P21"><text:span text:style-name="T4"/></text:p>
      <text:p text:style-name="P18"><text:span text:style-name="T11">El buffer recibe mensajes con cualquier etiqueta (o solo la del productor si el buffer está vacío </text:span><text:span text:style-name="T12">o</text:span><text:span text:style-name="T11"> del consumidor si el buffer está lleno) y de cualquier fuente. Una vez recibido el mensaje, mira si la etiqueta es del consumidor o del productor y actúa en función de la etiqueta.</text:span></text:p>
      <text:list xml:id="list3260246616" text:style-name="L1">
        <text:list-item>
          <text:p text:style-name="P9"><text:span text:style-name="T4">Si al etiqueta es del productor, guarda el valor recibido en el buffer y aumenta el contador.</text:span></text:p>
        </text:list-item>
        <text:list-item>
          <text:p text:style-name="P9"><text:span text:style-name="T4">Si la etiqueta es del consumidor, manda </text:span><text:span text:style-name="T5">al mismo consumidor</text:span><text:span text:style-name="T6"> el valor del buffer (con la correspondiente etiqueta </text:span><text:span text:style-name="T2">etiq_cons</text:span><text:span text:style-name="T6">) </text:span><text:span text:style-name="T7">y reduce el contador</text:span><text:span text:style-name="T6">.</text:span></text:p>
        </text:list-item>
      </text:list>
      <text:p text:style-name="P12"><text:span text:style-name="T4">Traza del programa:</text:span></text:p>
      <text:p text:style-name="P20"><text:span text:style-name="T4">Productor 3 va a enviar valor 40</text:span></text:p>
      <text:p text:style-name="P20"><text:span text:style-name="T4">Buffer va a enviar valor 17</text:span></text:p>
      <text:p text:style-name="P20"><text:span text:style-name="T4">Buffer ha recibido valor 40</text:span></text:p>
      <text:p text:style-name="P20"><text:span text:style-name="T4">Consumidor 1 ha consumido valor 8</text:span></text:p>
      <text:p text:style-name="P20"><text:span text:style-name="T4">Consumidor 1 ha recibido valor 17</text:span></text:p>
      <text:p text:style-name="P20"><text:span text:style-name="T4">Productor 1 ha producido valor 20</text:span></text:p>
      <text:p text:style-name="P20"><text:span text:style-name="T4">Productor 1 va a enviar valor 20</text:span></text:p>
      <text:p text:style-name="P20"><text:span text:style-name="T4">Consumidor 4 ha consumido valor 36</text:span></text:p>
      <text:p text:style-name="P20"><text:span text:style-name="T4">Consumidor 4 ha recibido valor 28</text:span></text:p>
      <text:p text:style-name="P20"><text:span text:style-name="T4">Buffer va a enviar valor 28</text:span></text:p>
      <text:p text:style-name="P20"><text:span text:style-name="T4">Buffer ha recibido valor 20</text:span></text:p>
      <text:p text:style-name="P20"><text:span text:style-name="T4">Consumidor 2 ha consumido valor 27</text:span></text:p>
      <text:p text:style-name="P20"><text:span text:style-name="T4">Consumidor 2 ha recibido valor 37</text:span></text:p>
      <text:p text:style-name="P20"><text:span text:style-name="T4">Buffer va a enviar valor 37</text:span></text:p>
      <text:p text:style-name="P20"><text:span text:style-name="T4">Consumidor 0 ha consumido valor 16</text:span></text:p>
      <text:p text:style-name="P20"><text:span text:style-name="T4">Buffer va a enviar valor 10</text:span></text:p>
      <text:p text:style-name="P20"><text:span text:style-name="T4">Consumidor 0 ha recibido valor 10</text:span></text:p>
      <text:p text:style-name="P20"><text:span text:style-name="T4">Consumidor 3 ha consumido valor 9</text:span></text:p>
      <text:p text:style-name="P20"><text:span text:style-name="T4">Consumidor 3 ha recibido valor 18</text:span></text:p>
      <text:p text:style-name="P20"><text:span text:style-name="T4">Buffer va a enviar valor 18</text:span></text:p>
      <text:p text:style-name="P16"><text:span text:style-name="T4">Filósofos:</text:span></text:p>
      <text:p text:style-name="P8"><text:span text:style-name="T6"/></text:p>
      <text:p text:style-name="P23"><text:span text:style-name="T14">El interbloqueo se produce cuando todos los filósofos disponen de un tenedor, por lo que no quedan tenedores libres para que puedan coger el segundo</text:span></text:p>
      <text:p text:style-name="P23"><text:span text:style-name="T14"/></text:p>
      <text:p text:style-name="P22">Aquí distinguiremos dos soluciones que evitan el interbloqueo:</text:p>
      <text:list xml:id="list3939915499" text:style-name="L2">
        <text:list-item>
          <text:p text:style-name="P10">Solución 1 (<text:span text:style-name="T1">filosofos.cpp</text:span>):</text:p>
          <text:p text:style-name="P10">Para evitar el interbloqueo en esta solución hemos optado por formar “parejas” de filósofos.</text:p>
          <text:p text:style-name="P10">Según la posición en la mesa, las parejas intentarán coger el mismo tenedor a la vez (de forma que solo uno lo reciba) y el tenedor del lado contrario se quedará libre siempre.</text:p>
          <text:p text:style-name="P13">Traza de esta solución:</text:p>
          <text:list>
            <text:list-header>
              <text:p text:style-name="P5">Filósofo 8 solicita ten. izq.9</text:p>
              <text:p text:style-name="P5">Filósofo 8 solicita ten. der.7</text:p>
              <text:p text:style-name="P5">Filósofo 8 comienza a comer</text:p>
              <text:p text:style-name="P5">Filósofo 4 solicita ten. izq.5</text:p>
              <text:p text:style-name="P5">Filósofo 4 solicita ten. der.3</text:p>
              <text:p text:style-name="P5">Filósofo 6 solicita ten. der.5</text:p>
              <text:p text:style-name="P5">Ten. 9 ha sido cogido por filo. 8</text:p>
              <text:p text:style-name="P5">Ten. 5 ha sido cogido por filo. 4</text:p>
              <text:p text:style-name="P5">Filósofo 4 comienza a comer</text:p>
              <text:p text:style-name="P5">Ten. 7 ha sido cogido por filo. 8</text:p>
              <text:p text:style-name="P5">Ten. 1 ha sido cogido por filo. 2</text:p>
              <text:p text:style-name="P5">Filósofo 2 solicita ten. der.1</text:p>
              <text:p text:style-name="P5">Filósofo 2 solicita ten. izq. 3</text:p>
              <text:p text:style-name="P5">Ten. 3 ha sido cogido por filo. 4</text:p>
              <text:p text:style-name="P5">Filósofo 0 solicita ten. izq.1</text:p>
              <text:p text:style-name="P5">Filósofo 8 suelta ten. izq. 9</text:p>
              <text:p text:style-name="P5">Filósofo 8 suelta ten. der. 7</text:p>
              <text:p text:style-name="P5">Filosofo 8 comienza a pensar</text:p>
              <text:p text:style-name="P4"><text:span text:style-name="T9">Ten. 9 ha sido liberado por filo. </text:span><text:span text:style-name="T15">8</text:span></text:p>
            </text:list-header>
          </text:list>
        </text:list-item>
        <text:list-item>
          <text:p text:style-name="P15"><text:span text:style-name="T13">Solución 2 (</text:span><text:span text:style-name="T16">filósofos-cam.cpp</text:span><text:span text:style-name="T13">):</text:span></text:p>
          <text:p text:style-name="P10">Para evitar el interbloqueo en esta solución lo que hacemos es añadir un camarero que solo permite que haya 4 filósofos sentados a la mesa, de esta forma siempre quedará un tenedor libre, ya que será (máximo) 4 filósofos y 5 tenedores, por lo que un filósofo podrá coger 2 tenedores <text:span text:style-name="T8">siempre</text:span><text:span text:style-name="T9">.</text:span></text:p>
          <text:p text:style-name="P10"><text:span text:style-name="T9">El camarero espera que haya un mensaje disponible, </text:span><text:span text:style-name="T10">lee los metadatos y en función de la etiqueta del mensaje (sentarse o levantarse) y del número de filósofos a la mesa, levanta o sienta a un filósofo.</text:span></text:p>
          <text:p text:style-name="P11"><text:span text:style-name="T9">Para el uso de etiquetas, evidentemente es necesario declarar constantes globales con su valor al inicio del programa.</text:span></text:p>
          <text:p text:style-name="P13">Traza de esta solución:</text:p>
          <text:list>
            <text:list-header>
              <text:p text:style-name="P6"><text:span text:style-name="T9">Ten. 1 ha sido liberado por filo. 2</text:span></text:p>
              <text:p text:style-name="P6"><text:span text:style-name="T9">Filósofo 2 suelta ten. izq. 3</text:span></text:p>
              <text:p text:style-name="P6"><text:span text:style-name="T9">Filósofo 2 suelta ten. der. 1</text:span></text:p>
              <text:p text:style-name="P6"><text:span text:style-name="T9">Filósofo 2 solicita levantarse de la mesa.</text:span></text:p>
              <text:p text:style-name="P6"><text:span text:style-name="T9">Filosofo 2 comienza a pensar</text:span></text:p>
              <text:p text:style-name="P6"><text:span text:style-name="T9">Levantado filósofo 2</text:span></text:p>
              <text:p text:style-name="P6"><text:span text:style-name="T9">Sentado filósofo 0</text:span></text:p>
              <text:p text:style-name="P6"><text:span text:style-name="T9">Filósofo 0 solicita ten. izq.1</text:span></text:p>
              <text:p text:style-name="P6"><text:span text:style-name="T9">Filósofo 0 solicita ten. der.9</text:span></text:p>
              <text:p text:style-name="P6"><text:span text:style-name="T9">Ten. 1 ha sido cogido por filo. 0</text:span></text:p>
              <text:p text:style-name="P6"><text:span text:style-name="T9">Filósofo 4 suelta ten. izq. 5</text:span></text:p>
              <text:p text:style-name="P6"><text:span text:style-name="T9">Filósofo 4 suelta ten. der. 3</text:span></text:p>
              <text:p text:style-name="P6"><text:span text:style-name="T9">Filósofo 6 comienza a comer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antarell Thin" svg:font-family="'Cantarell Thin'" style:font-pitch="variable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1" svg:font-family="Carlito" style:font-family-generic="swiss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11:55:33.774272776</meta:creation-date>
    <dc:title>Modern</dc:title>
    <meta:generator>LibreOffice/6.4.6.2$Linux_X86_64 LibreOffice_project/40$Build-2</meta:generator>
    <meta:editing-duration>PT9M26S</meta:editing-duration>
    <meta:editing-cycles>2</meta:editing-cycles>
    <dc:date>2020-12-10T12:35:40.899861714</dc:date>
    <meta:document-statistic meta:table-count="0" meta:image-count="0" meta:object-count="0" meta:page-count="4" meta:paragraph-count="76" meta:word-count="767" meta:character-count="4134" meta:non-whitespace-character-count="3485"/>
  </office:meta>
</office:document-meta>
</file>